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828" calcext:value-type="float">
            <text:p>131.0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3144" calcext:value-type="float">
            <text:p>138.6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6328" calcext:value-type="float">
            <text:p>125.3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4784" calcext:value-type="float">
            <text:p>121.3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1904" calcext:value-type="float">
            <text:p>124.9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5808" calcext:value-type="float">
            <text:p>121.1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0984" calcext:value-type="float">
            <text:p>121.4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6472" calcext:value-type="float">
            <text:p>118.0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5888" calcext:value-type="float">
            <text:p>106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8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4903</text:p>
          </table:table-cell>
          <table:table-cell office:value-type="string" calcext:value-type="string">
            <text:p>TWDB:0604903</text:p>
          </table:table-cell>
          <table:table-cell office:value-type="string" calcext:value-type="string">
            <text:p>197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